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egotiation.afterRequest( Map &lt; String , List &lt; String &gt; &gt;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dertowWebSocketClient.execute( URI url ,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WebSocketClient.handleDone( WebSocketChannel channel , Object attach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dertowWebSocketClient.UndertowWebSocketClient( XnioWorker worker , ByteBufferPool byteBufferPool , Consumer &lt; ConnectionBuilder &gt; builder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dertowWebSocketClient.execute( URI url , HttpHeaders headers ,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egotiation.DefaultNegotiation( List &lt; String &gt; protocols , HttpHeaders requestHeaders , ConnectionBuilder connection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rtowWebSocketClient.createConnectionBuilder(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Negotiation.beforeRequest( Map &lt; String , List &lt; String &gt; &gt;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dertowWebSocketClient.UndertowWebSocketClient( XnioWorker worker , Consumer &lt; ConnectionBuilder &gt; builder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WebSocketClient.handleFailed( IOException ex , Object attach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dertowWebSocketClient.createHandshakeInfo( URI url , DefaultNegotiation negoti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rtowWebSocketClient.executeInternal( URI url , HttpHeaders headers , WebSocke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ndertowWebSocketClient.getXnioWo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WebSocketClient.getConnectionBuilder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egotiation.get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WebSocketClient.UndertowWebSocketClient( XnioWorker wo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dertowWebSocketClient.getByteBuffe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WebSocketClient.handleChannel( URI url , WebSocketHandler handler , Sinks . Empty &lt; Void &gt; completionSink , DefaultNegotiation negotiation , WebSocket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dertowWebSocketClient.setByteBufferPool( ByteBufferPool byteBuffe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